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tyle="italic" style:font-style-asian="italic" style:font-style-complex="italic"/>
    </style:style>
    <style:style style:name="P4"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list-style-name="L1">
      <style:paragraph-properties fo:text-align="start" style:justify-single-word="false"/>
      <style:text-properties fo:font-weight="normal" style:font-weight-asian="normal" style:font-weight-complex="normal"/>
    </style:style>
    <style:style style:name="P12" style:family="paragraph" style:parent-style-name="Standard" style:list-style-name="L6">
      <style:paragraph-properties fo:text-align="start" style:justify-single-word="false"/>
      <style:text-properties fo:font-weight="normal" style:font-weight-asian="normal" style:font-weight-complex="normal"/>
    </style:style>
    <style:style style:name="P13" style:family="paragraph" style:parent-style-name="Standard" style:list-style-name="L2">
      <style:paragraph-properties fo:text-align="start" style:justify-single-word="false"/>
      <style:text-properties fo:font-style="normal" fo:font-weight="normal" style:font-style-asian="normal" style:font-weight-asian="normal" style:font-style-complex="normal" style:font-weight-complex="normal"/>
    </style:style>
    <style:style style:name="P14"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15" style:family="paragraph" style:parent-style-name="Standard" style:list-style-name="L4">
      <style:paragraph-properties fo:text-align="start" style:justify-single-word="false"/>
      <style:text-properties fo:font-style="normal" fo:font-weight="normal" style:font-style-asian="normal" style:font-weight-asian="normal" style:font-style-complex="normal" style:font-weight-complex="normal"/>
    </style:style>
    <style:style style:name="P16"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17" style:family="paragraph" style:parent-style-name="Standard" style:list-style-name="L7">
      <style:paragraph-properties fo:text-align="start" style:justify-single-word="false"/>
      <style:text-properties fo:font-style="normal" fo:font-weight="normal" style:font-style-asian="normal" style:font-weight-asian="normal" style:font-style-complex="normal" style:font-weight-complex="normal"/>
    </style:style>
    <style:style style:name="P18" style:family="paragraph" style:parent-style-name="Standard" style:list-style-name="L8">
      <style:paragraph-properties fo:text-align="start" style:justify-single-word="false"/>
      <style:text-properties fo:font-style="normal" fo:font-weight="normal"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style:text-position="super 58%" fo:font-style="italic" style:font-style-asian="italic" style:font-style-complex="italic"/>
    </style:style>
    <style:style style:name="T7" style:family="text">
      <style:text-properties fo:language="en" fo:country="G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Edmond O' Flynn</text:p>
      <text:p text:style-name="P1"><text:span text:style-name="T1">T:</text:span> +353 86 736 0408 <text:span text:style-name="T1">E:</text:span> <text:a xlink:type="simple" xlink:href="mailto:oflynned@tcd.ie" text:style-name="Internet_20_link" text:visited-style-name="Visited_20_Internet_20_Link">oflynned@tcd.ie</text:a> <text:span text:style-name="T1">A:</text:span> 12.2.2b Botany Bay, Trinity College Dublin, Dublin 2</text:p>
      <text:p text:style-name="P1"><text:span text:style-name="T1">G: </text:span><text:a xlink:type="simple" xlink:href="http://www.github.com/oflynned" text:style-name="Internet_20_link" text:visited-style-name="Visited_20_Internet_20_Link"><text:span text:style-name="T2">http://www.github.com/oflynned</text:span></text:a><text:span text:style-name="T2"> </text:span><text:span text:style-name="T1">W:</text:span><text:span text:style-name="T2"> </text:span><text:a xlink:type="simple" xlink:href="http://www.syzible.com/" text:style-name="Internet_20_link" text:visited-style-name="Visited_20_Internet_20_Link"><text:span text:style-name="T2">http://www.syzible.com/</text:span></text:a><text:span text:style-name="T1"> Y: </text:span><text:a xlink:type="simple" xlink:href="https://www.youtube.com/user/Syzible" text:style-name="Internet_20_link" text:visited-style-name="Visited_20_Internet_20_Link"><text:span text:style-name="T2">https://www.youtube.com/user/Syzible</text:span></text:a></text:p>
      <text:p text:style-name="P8">EDUCATION:</text:p>
      <text:p text:style-name="P4">545 points – Leaving Certificate examinations</text:p>
      <text:p text:style-name="P8">Trinity College Dublin<text:tab/><text:tab/><text:tab/><text:tab/><text:tab/><text:tab/><text:tab/> <text:s text:c="5"/><text:tab/><text:tab/> <text:s/>Dublin City, Ireland</text:p>
      <text:p text:style-name="P3">BAI Computer Engineering<text:tab/> <text:s text:c="13"/><text:tab/> <text:s/><text:tab/> <text:s text:c="8"/><text:tab/><text:tab/><text:tab/><text:tab/><text:tab/><text:tab/> <text:s text:c="7"/>May 2017</text:p>
      <text:p text:style-name="P2"><text:span text:style-name="T3">Received I grade and award for 3</text:span><text:span text:style-name="T6">rd</text:span><text:span text:style-name="T3"> year, expecting II.I or greater for 4</text:span><text:span text:style-name="T6">th</text:span><text:span text:style-name="T3"> year</text:span></text:p>
      <text:p text:style-name="P10">Engineering Mathematics – Operating Systems &amp; Concurrency – Computer Graphics – Computer Vision – Computer Architecture – Networks, Mobile Telecommunications, &amp; Security – Microprocessor Systems – Information Management – Software Design – Project Management – Cloud Computing – Agile/Scrum/Kanban – Git/SVN Version Control – Startup experience – Machine Learning – Freelancer</text:p>
      <text:p text:style-name="P2"/>
      <text:p text:style-name="P8">TLDR;</text:p>
      <text:p text:style-name="P5">I see myself as a mobile developer with a strong interest in full-stack development across a broad range of areas. I have a good share of experience and I take pride in the work I do. Automation with scripts is my mantra. Programming isn't just a career, it's also a really interesting hobby of mine.</text:p>
      <text:p text:style-name="P2"/>
      <text:p text:style-name="P8">WORK EXPERIENCE:</text:p>
      <text:p text:style-name="P8">Freelance Work<text:tab/><text:tab/><text:tab/><text:tab/><text:tab/><text:tab/><text:tab/><text:tab/><text:tab/><text:tab/> <text:s text:c="9"/>Dublin, Ireland</text:p>
      <text:p text:style-name="P8"><text:span text:style-name="T4">Self-employed</text:span><text:tab/><text:tab/><text:tab/><text:tab/><text:tab/><text:tab/><text:tab/> <text:s text:c="10"/><text:tab/><text:tab/><text:tab/><text:tab/><text:span text:style-name="T4">August 2016 – Present </text:span></text:p>
      <text:p text:style-name="P5">I am currently working as a freelance full-stack developer through online services. I work with clients on a regular basis. I publish my own apps and services on Google Play, and also on my own Heroku webserver using Node,js for web interfaces and backend services. My APIs are documented for other developers' use.</text:p>
      <text:list xml:id="list3245380572462277525" text:style-name="L1">
        <text:list-item>
          <text:p text:style-name="P11"><text:a xlink:type="simple" xlink:href="https://play.google.com/store/search?q=syzible&amp;c=apps" text:style-name="Internet_20_link" text:visited-style-name="Visited_20_Internet_20_Link">Google Play</text:a> (apps)</text:p>
        </text:list-item>
        <text:list-item>
          <text:p text:style-name="P11"><text:a xlink:type="simple" xlink:href="http://www.syzible.com/" text:style-name="Internet_20_link" text:visited-style-name="Visited_20_Internet_20_Link">Website</text:a> (web interfaces/backend RESTful services)</text:p>
        </text:list-item>
        <text:list-item>
          <text:p text:style-name="P11"><text:a xlink:type="simple" xlink:href="https://github.com/oflynned/Syzible-Backend-APIs" text:style-name="Internet_20_link" text:visited-style-name="Visited_20_Internet_20_Link">GitHub</text:a> (code/documentation)</text:p>
        </text:list-item>
      </text:list>
      <text:p text:style-name="P8"/>
      <text:p text:style-name="P2"><text:span text:style-name="T1">GlassByte Limited</text:span><text:span text:style-name="T2"><text:tab/><text:tab/><text:tab/><text:tab/><text:tab/><text:tab/> <text:s text:c="8"/><text:tab/> <text:s text:c="5"/><text:tab/><text:tab/></text:span><text:span text:style-name="T1">Ballsbridge, Dublin, Ireland</text:span></text:p>
      <text:p text:style-name="P4">Chief Technology Officer<text:tab/><text:tab/><text:tab/><text:tab/><text:tab/><text:tab/> <text:s text:c="8"/><text:tab/> <text:s text:c="8"/><text:tab/> April 2015 – September 2017</text:p>
      <text:list xml:id="list3019624896911800047" text:style-name="L2">
        <text:list-item>
          <text:p text:style-name="P13">Startup founder – consultancy spanning multiple areas under full stack development.</text:p>
        </text:list-item>
        <text:list-item>
          <text:p text:style-name="P13">Received grants for projects and worked with Tallaght AMNCH to develop medical services.</text:p>
        </text:list-item>
      </text:list>
      <text:p text:style-name="P8"/>
      <text:p text:style-name="P8">Accenture PLC<text:tab/><text:tab/><text:tab/><text:tab/> <text:s/><text:tab/> <text:s text:c="9"/><text:tab/><text:tab/> <text:s text:c="4"/>Grand Canal Harbour, Dublin, Ireland</text:p>
      <text:p text:style-name="P4">Cloud, AI, &amp; Machine Learning Analyst<text:tab/> <text:tab/><text:tab/><text:tab/> <text:s text:c="4"/><text:tab/> <text:s text:c="9"/><text:tab/> <text:s text:c="9"/>June – September 2016</text:p>
      <text:list xml:id="list3826246881196692051" text:style-name="L3">
        <text:list-item>
          <text:p text:style-name="P14">Contributed solutions to problems in Accenture's Technology Labs focused on a playground environment for finding innovative and efficient solutions.</text:p>
        </text:list-item>
        <text:list-item>
          <text:p text:style-name="P14">Developed and deployed cloud solutions <text:span text:style-name="T7">centred</text:span> around machine learning and AI on AWS.</text:p>
        </text:list-item>
      </text:list>
      <text:p text:style-name="P2"/>
      <text:p text:style-name="P2"><text:span text:style-name="T1">Huawei Technologies Co. Ltd.</text:span><text:span text:style-name="T2"><text:tab/><text:tab/><text:tab/><text:tab/><text:tab/> <text:s text:c="2"/><text:tab/> <text:s text:c="8"/></text:span><text:span text:style-name="T1">Shenzhen, Guangdong, China</text:span></text:p>
      <text:p text:style-name="P4">Seeds for the Future Intern Scholarship<text:tab/><text:tab/><text:tab/> <text:s text:c="7"/><text:tab/><text:tab/> <text:s text:c="9"/><text:tab/> <text:s text:c="9"/><text:tab/><text:tab/> <text:s text:c="3"/>August 2015</text:p>
      <text:list xml:id="list1814551792" text:continue-numbering="true" text:style-name="L3">
        <text:list-item>
          <text:p text:style-name="P14">Studied Mandarin in Beijing and completed mobile &amp; server telecommunications courses on Huawei's campus in Shenzhen, Guangdong through a hands on course.</text:p>
        </text:list-item>
        <text:list-item>
          <text:p text:style-name="P14">One of ten in Ireland to receive this, and one of forty-two in all of the UK and Ireland.</text:p>
        </text:list-item>
      </text:list>
      <text:p text:style-name="P7"/>
      <text:p text:style-name="P7">TIC Summer Camp<text:tab/><text:tab/><text:tab/><text:tab/><text:tab/><text:tab/><text:tab/> <text:s text:c="8"/><text:tab/><text:tab/> <text:s text:c="3"/>Bethesda, Maryland, USA</text:p>
      <text:p text:style-name="P4">Programming and Robotics Counsellor<text:tab/><text:tab/><text:tab/><text:tab/><text:tab/> <text:tab/> <text:s text:c="6"/>June 2014 – August 2014</text:p>
      <text:list xml:id="list7596446323904657552" text:style-name="L4">
        <text:list-item>
          <text:p text:style-name="P15">Taught kids between ages 6-16 with a variety of programming languages and robotic electronics as an introduction to computer science and electrical/electronic engineering.</text:p>
        </text:list-item>
      </text:list>
      <text:p text:style-name="P4"/>
      <text:p text:style-name="P7">PERSONAL PROJECTS:</text:p>
      <text:p text:style-name="P7">iompar</text:p>
      <text:p text:style-name="P6">iompar is an Android app developed over a few weeks aiming to address the issue of a lack of a unified transportation platform in Ireland. I wanted to combined real time information, news and Leap card balance into one app that works, instead of having to use 5+ apps for the same use. I scraped the data from various sources.</text:p>
      <text:p text:style-name="P7"><text:soft-page-break/>Deep Learning and Natural Language Processing</text:p>
      <text:p text:style-name="P2">I have previous experience with machine learning and data mining. I have used TensorFlow in some projects of mine and in Accenture, alongside NLTK/SpaCy for some basic tokenization and parsing of the English and Irish languages for sentiment analysis.</text:p>
      <text:p text:style-name="P2"/>
      <text:p text:style-name="P8">Neurobranch</text:p>
      <text:p text:style-name="P2">I developed a medical apps and a clinical trials platform-as-a-service for organisations including Tallaght AMNCH and Trinity College Dublin's Biomedical Institute to improve trial data acquisition and patient-professional specific needs. I worked full-stack via MEAN and Android, and used test-driven development.</text:p>
      <text:p text:style-name="P2"/>
      <text:p text:style-name="P8">Thesis</text:p>
      <text:p text:style-name="P2">My thesis topic is centred around constructive criticism through code analysis of code smells.</text:p>
      <text:p text:style-name="P2"/>
      <text:p text:style-name="P8">YouTube</text:p>
      <text:p text:style-name="P2">I maintain a YouTube channel centred around development, tutorials, thoughts and refactoring.</text:p>
      <text:p text:style-name="P2"/>
      <text:p text:style-name="P8">INTEREST &amp; SKILLS:</text:p>
      <text:p text:style-name="P4">Class Representative Volunteer<text:tab/><text:tab/><text:tab/><text:tab/> <text:s text:c="8"/><text:tab/><text:tab/> <text:s text:c="3"/>September 2014 – September 2015</text:p>
      <text:list xml:id="list1295432249439806530" text:style-name="L5">
        <text:list-item>
          <text:p text:style-name="P16">Volunteered as a representative for dealing with class issues, handling student-lecturer &amp; student-department affairs and relations.</text:p>
        </text:list-item>
      </text:list>
      <text:p text:style-name="P4">Hackathons<text:tab/><text:tab/><text:tab/><text:tab/><text:tab/><text:tab/><text:tab/> <text:s text:c="7"/><text:tab/><text:tab/> <text:s/><text:tab/> <text:s text:c="12"/>Since December 2014</text:p>
      <text:list xml:id="list7904930362641912757" text:style-name="L6">
        <text:list-item>
          <text:p text:style-name="P12"><text:span text:style-name="T5">I attend rapid-prototyping events annually either alone or with groups of friends.</text:span></text:p>
        </text:list-item>
        <text:list-item>
          <text:p text:style-name="P12"><text:span text:style-name="T5">The outcome doesn't matter, it's the experience that counts.</text:span></text:p>
        </text:list-item>
      </text:list>
      <text:p text:style-name="P4">Outside of work, study &amp; programming</text:p>
      <text:list xml:id="list4028958544448585880" text:style-name="L8">
        <text:list-item>
          <text:p text:style-name="P18">Netflix enthusiast, work out and run routinely, play soccer from time to time with friends.</text:p>
        </text:list-item>
        <text:list-item>
          <text:p text:style-name="P18">Language, linguistics, society &amp; travel lover – partitive with the Cumann Gaelach in TCD.</text:p>
        </text:list-item>
        <text:list-item>
          <text:p text:style-name="P18">I have spent time in different countries; I like new cultures and diving into somewhere new.</text:p>
        </text:list-item>
        <text:list-item>
          <text:p text:style-name="P18">I decided to go on a J1 visa to America in 2014 – my friends didn't want to come with, so I got a job and went on my own. I met some amazing people and had some unforgettable experiences over there.</text:p>
        </text:list-item>
      </text:list>
      <text:p text:style-name="P4"/>
      <text:p text:style-name="P4">Languages</text:p>
      <text:p text:style-name="P4">Fluent: English, Irish</text:p>
      <text:p text:style-name="P4">Highly Competent: German</text:p>
      <text:p text:style-name="P4">Intermediate: Mandarin, Polish, Dutch</text:p>
      <text:p text:style-name="P4">Beginner: Russian, Japanese, Romanian</text:p>
      <text:p text:style-name="P8"/>
      <text:p text:style-name="P4">Technologies Used:</text:p>
      <text:p text:style-name="P5">General/Backend: C, C++, C#, Java, Ruby, Python, JavaScript/Node.js</text:p>
      <text:p text:style-name="P5">Front end: HTML5, CSS3, jQuery, Angular, TeX</text:p>
      <text:p text:style-name="P5">Data Management/Schema: SQL (SQLite, MySQL, Oracle), NoSQL (MongoDB)</text:p>
      <text:p text:style-name="P5">Servers: Tomcat (with Jersey in Java), Express (Node.js), own implementations (C++, C#, Python, Ruby)</text:p>
      <text:p text:style-name="P5">Cloud Services: AWS (EC2, Elastic Beanstalk, Lambda, S3, Route 53), Heroku</text:p>
      <text:p text:style-name="P5">OS: Linux, OSX, Windows</text:p>
      <text:p text:style-name="P5">Dabbled with: Haskell, Prolog, Promela/Spin, Shell/Bash, Swift, PHP, Assembly (IA32, x64, RISC, ARM)</text:p>
      <text:p text:style-name="P5"/>
      <text:p text:style-name="P6">I grew up bilingually with English and Irish Gaelic in rural Ireland. I discovered a passion for linguistics and languages from a young age, and proceeded to learn languages on a hobby-basis. I attended a disadvantaged school, but received second-highest results.</text:p>
      <text:p text:style-name="P5"/>
      <text:p text:style-name="P4">References</text:p>
      <text:p text:style-name="P5">Available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30T18:42:19.299865511</meta:creation-date>
    <meta:editing-duration>PT19H37M47S</meta:editing-duration>
    <meta:editing-cycles>45</meta:editing-cycles>
    <meta:generator>OpenOffice/4.1.1$Unix OpenOffice.org_project/411m6$Build-9775</meta:generator>
    <dc:date>2017-01-02T14:25:32</dc:date>
    <dc:creator>Edmond O Flynn</dc:creator>
    <meta:document-statistic meta:table-count="0" meta:image-count="0" meta:object-count="0" meta:page-count="2" meta:paragraph-count="71" meta:word-count="886" meta:character-count="6155"/>
  </office:meta>
</office:document-meta>
</file>